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56.3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4.39pt"/>
    </style:style>
    <style:style style:name="co6" style:family="table-column">
      <style:table-column-properties fo:break-before="auto" style:column-width="14.91pt"/>
    </style:style>
    <style:style style:name="co7" style:family="table-column">
      <style:table-column-properties fo:break-before="auto" style:column-width="19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ift2-6" table:style-name="ta1">
        <table:shapes>
          <draw:frame draw:z-index="0" draw:name="SIFT_2-6" draw:style-name="gr1" draw:text-style-name="P1" svg:width="453.91pt" svg:height="255.26pt" svg:x="174.73pt" svg:y="30.87pt">
            <loext:p draw:notify-on-update-of-ranges="'sift2-6'.B1:'sift2-6'.B2 'sift2-6'.B3:'sift2-6'.B101 'sift2-6'.C1:'sift2-6'.C2 'sift2-6'.C3:'sift2-6'.C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ift_2-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%Incorrect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12008" calcext:value-type="float">
            <text:p>0.512008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2183" calcext:value-type="float">
            <text:p>1.22183</text:p>
          </table:table-cell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2058" calcext:value-type="float">
            <text:p>1.72058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04389" calcext:value-type="float">
            <text:p>2.04389</text:p>
          </table:table-cell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2793" calcext:value-type="float">
            <text:p>2.52793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88385" calcext:value-type="float">
            <text:p>2.88385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35053" calcext:value-type="float">
            <text:p>3.35053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00209" calcext:value-type="float">
            <text:p>4.00209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4278" calcext:value-type="float">
            <text:p>4.4278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59875" calcext:value-type="float">
            <text:p>4.59875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00164" calcext:value-type="float">
            <text:p>5.00164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31947" calcext:value-type="float">
            <text:p>5.31947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79004" calcext:value-type="float">
            <text:p>5.79004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62686" calcext:value-type="float">
            <text:p>6.62686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.43762" calcext:value-type="float">
            <text:p>7.43762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.82208" calcext:value-type="float">
            <text:p>8.82208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.54787" calcext:value-type="float">
            <text:p>9.54787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.369" calcext:value-type="float">
            <text:p>10.369</text:p>
          </table:table-cell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.2097" calcext:value-type="float">
            <text:p>11.2097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8526" calcext:value-type="float">
            <text:p>11.8526</text:p>
          </table:table-cell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.1557" calcext:value-type="float">
            <text:p>12.1557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.612" calcext:value-type="float">
            <text:p>12.612</text:p>
          </table:table-cell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.6777" calcext:value-type="float">
            <text:p>12.6777</text:p>
          </table:table-cell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.8305" calcext:value-type="float">
            <text:p>12.8305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.9932" calcext:value-type="float">
            <text:p>12.9932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.1973" calcext:value-type="float">
            <text:p>13.1973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.2683" calcext:value-type="float">
            <text:p>13.2683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.7931" calcext:value-type="float">
            <text:p>13.7931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.7676" calcext:value-type="float">
            <text:p>13.7676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.7724" calcext:value-type="float">
            <text:p>13.7724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.6959" calcext:value-type="float">
            <text:p>13.6959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.8819" calcext:value-type="float">
            <text:p>13.8819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.1061" calcext:value-type="float">
            <text:p>14.1061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.9365" calcext:value-type="float">
            <text:p>13.9365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.6628" calcext:value-type="float">
            <text:p>14.6628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.3961" calcext:value-type="float">
            <text:p>14.3961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.7965" calcext:value-type="float">
            <text:p>14.7965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.3545" calcext:value-type="float">
            <text:p>14.3545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.0589" calcext:value-type="float">
            <text:p>15.0589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.1226" calcext:value-type="float">
            <text:p>15.1226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.6901" calcext:value-type="float">
            <text:p>14.6901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.8954" calcext:value-type="float">
            <text:p>14.8954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.0174" calcext:value-type="float">
            <text:p>15.0174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155" calcext:value-type="float">
            <text:p>15.155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6408" calcext:value-type="float">
            <text:p>15.6408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.9318" calcext:value-type="float">
            <text:p>15.9318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.4561" calcext:value-type="float">
            <text:p>15.4561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.5649" calcext:value-type="float">
            <text:p>15.5649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.0324" calcext:value-type="float">
            <text:p>16.0324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.5086" calcext:value-type="float">
            <text:p>16.5086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.0878" calcext:value-type="float">
            <text:p>16.0878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.5372" calcext:value-type="float">
            <text:p>16.5372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.9761" calcext:value-type="float">
            <text:p>16.9761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.6106" calcext:value-type="float">
            <text:p>16.6106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.0646" calcext:value-type="float">
            <text:p>17.0646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.2277" calcext:value-type="float">
            <text:p>17.2277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.7019" calcext:value-type="float">
            <text:p>17.7019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.8316" calcext:value-type="float">
            <text:p>17.8316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.6106" calcext:value-type="float">
            <text:p>17.6106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.2332" calcext:value-type="float">
            <text:p>17.2332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.1532" calcext:value-type="float">
            <text:p>18.1532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.2852" calcext:value-type="float">
            <text:p>18.2852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.6778" calcext:value-type="float">
            <text:p>17.6778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.0679" calcext:value-type="float">
            <text:p>18.0679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.8676" calcext:value-type="float">
            <text:p>17.8676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.8742" calcext:value-type="float">
            <text:p>18.8742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9.036" calcext:value-type="float">
            <text:p>19.036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9.2834" calcext:value-type="float">
            <text:p>19.2834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9.3501" calcext:value-type="float">
            <text:p>19.3501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.5136" calcext:value-type="float">
            <text:p>18.5136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.9704" calcext:value-type="float">
            <text:p>18.9704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9.6445" calcext:value-type="float">
            <text:p>19.6445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9.5712" calcext:value-type="float">
            <text:p>19.5712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.7969" calcext:value-type="float">
            <text:p>20.7969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.4564" calcext:value-type="float">
            <text:p>20.4564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1.9667" calcext:value-type="float">
            <text:p>21.9667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1.742" calcext:value-type="float">
            <text:p>21.742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1.2763" calcext:value-type="float">
            <text:p>21.2763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.9526" calcext:value-type="float">
            <text:p>20.9526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.5351" calcext:value-type="float">
            <text:p>21.5351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.2344" calcext:value-type="float">
            <text:p>21.2344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1.6915" calcext:value-type="float">
            <text:p>21.6915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1.5779" calcext:value-type="float">
            <text:p>21.5779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2.93" calcext:value-type="float">
            <text:p>22.93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.8762" calcext:value-type="float">
            <text:p>21.8762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3.2044" calcext:value-type="float">
            <text:p>23.2044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2.731" calcext:value-type="float">
            <text:p>22.731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3.8022" calcext:value-type="float">
            <text:p>23.8022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2.1604" calcext:value-type="float">
            <text:p>22.1604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.9955" calcext:value-type="float">
            <text:p>22.9955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4.3852" calcext:value-type="float">
            <text:p>24.3852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.4433" calcext:value-type="float">
            <text:p>25.4433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6.4311" calcext:value-type="float">
            <text:p>26.4311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6.5196" calcext:value-type="float">
            <text:p>26.5196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.6823" calcext:value-type="float">
            <text:p>25.6823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6.5815" calcext:value-type="float">
            <text:p>26.5815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6.5364" calcext:value-type="float">
            <text:p>26.5364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.7799" calcext:value-type="float">
            <text:p>25.7799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7.5866" calcext:value-type="float">
            <text:p>27.5866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</table:table>
      <table:table table:name="sift6_2" table:style-name="ta1">
        <table:shapes>
          <draw:frame draw:z-index="0" draw:name="SIFT_2-6" draw:style-name="gr1" draw:text-style-name="P1" svg:width="453.91pt" svg:height="255.26pt" svg:x="174.73pt" svg:y="30.87pt">
            <loext:p draw:notify-on-update-of-ranges="sift6_2.B1:sift6_2.B2 sift6_2.B3:sift6_2.B101 sift6_2.C1:sift6_2.C2 sift6_2.C3:sift6_2.C1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ift_6-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%Incorrect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17963" calcext:value-type="float">
            <text:p>0.517963</text:p>
          </table:table-cell>
          <table:table-cell office:value-type="float" office:value="94" calcext:value-type="float">
            <text:p>9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0696" calcext:value-type="float">
            <text:p>1.00696</text:p>
          </table:table-cell>
          <table:table-cell office:value-type="float" office:value="91" calcext:value-type="float">
            <text:p>9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9869" calcext:value-type="float">
            <text:p>1.59869</text:p>
          </table:table-cell>
          <table:table-cell office:value-type="float" office:value="87" calcext:value-type="float">
            <text:p>87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99035" calcext:value-type="float">
            <text:p>1.99035</text:p>
          </table:table-cell>
          <table:table-cell office:value-type="float" office:value="85" calcext:value-type="float">
            <text:p>85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8997" calcext:value-type="float">
            <text:p>2.68997</text:p>
          </table:table-cell>
          <table:table-cell office:value-type="float" office:value="81" calcext:value-type="float">
            <text:p>81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21894" calcext:value-type="float">
            <text:p>3.21894</text:p>
          </table:table-cell>
          <table:table-cell office:value-type="float" office:value="77" calcext:value-type="float">
            <text:p>77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45684" calcext:value-type="float">
            <text:p>3.45684</text:p>
          </table:table-cell>
          <table:table-cell office:value-type="float" office:value="77" calcext:value-type="float">
            <text:p>77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94488" calcext:value-type="float">
            <text:p>3.94488</text:p>
          </table:table-cell>
          <table:table-cell office:value-type="float" office:value="74" calcext:value-type="float">
            <text:p>74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96234" calcext:value-type="float">
            <text:p>3.96234</text:p>
          </table:table-cell>
          <table:table-cell office:value-type="float" office:value="75" calcext:value-type="float">
            <text:p>75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4086" calcext:value-type="float">
            <text:p>4.4086</text:p>
          </table:table-cell>
          <table:table-cell office:value-type="float" office:value="74" calcext:value-type="float">
            <text:p>74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03031" calcext:value-type="float">
            <text:p>5.03031</text:p>
          </table:table-cell>
          <table:table-cell office:value-type="float" office:value="70" calcext:value-type="float">
            <text:p>70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52229" calcext:value-type="float">
            <text:p>5.52229</text:p>
          </table:table-cell>
          <table:table-cell office:value-type="float" office:value="70" calcext:value-type="float">
            <text:p>70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39518" calcext:value-type="float">
            <text:p>6.39518</text:p>
          </table:table-cell>
          <table:table-cell office:value-type="float" office:value="67" calcext:value-type="float">
            <text:p>67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93677" calcext:value-type="float">
            <text:p>6.93677</text:p>
          </table:table-cell>
          <table:table-cell office:value-type="float" office:value="64" calcext:value-type="float">
            <text:p>64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.9648" calcext:value-type="float">
            <text:p>7.9648</text:p>
          </table:table-cell>
          <table:table-cell office:value-type="float" office:value="62" calcext:value-type="float">
            <text:p>62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.76226" calcext:value-type="float">
            <text:p>8.76226</text:p>
          </table:table-cell>
          <table:table-cell office:value-type="float" office:value="57" calcext:value-type="float">
            <text:p>57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.73625" calcext:value-type="float">
            <text:p>9.73625</text:p>
          </table:table-cell>
          <table:table-cell office:value-type="float" office:value="53" calcext:value-type="float">
            <text:p>53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.7823" calcext:value-type="float">
            <text:p>10.7823</text:p>
          </table:table-cell>
          <table:table-cell office:value-type="float" office:value="48" calcext:value-type="float">
            <text:p>48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.1397" calcext:value-type="float">
            <text:p>11.1397</text:p>
          </table:table-cell>
          <table:table-cell office:value-type="float" office:value="46" calcext:value-type="float">
            <text:p>46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4525" calcext:value-type="float">
            <text:p>11.4525</text:p>
          </table:table-cell>
          <table:table-cell office:value-type="float" office:value="45" calcext:value-type="float">
            <text:p>45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.7875" calcext:value-type="float">
            <text:p>11.7875</text:p>
          </table:table-cell>
          <table:table-cell office:value-type="float" office:value="45" calcext:value-type="float">
            <text:p>45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6547" calcext:value-type="float">
            <text:p>11.6547</text:p>
          </table:table-cell>
          <table:table-cell office:value-type="float" office:value="44" calcext:value-type="float">
            <text:p>44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8274" calcext:value-type="float">
            <text:p>11.8274</text:p>
          </table:table-cell>
          <table:table-cell office:value-type="float" office:value="43" calcext:value-type="float">
            <text:p>43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.9506" calcext:value-type="float">
            <text:p>11.9506</text:p>
          </table:table-cell>
          <table:table-cell office:value-type="float" office:value="43" calcext:value-type="float">
            <text:p>43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.2674" calcext:value-type="float">
            <text:p>12.2674</text:p>
          </table:table-cell>
          <table:table-cell office:value-type="float" office:value="42" calcext:value-type="float">
            <text:p>42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.2552" calcext:value-type="float">
            <text:p>12.2552</text:p>
          </table:table-cell>
          <table:table-cell office:value-type="float" office:value="41" calcext:value-type="float">
            <text:p>41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.3347" calcext:value-type="float">
            <text:p>12.3347</text:p>
          </table:table-cell>
          <table:table-cell office:value-type="float" office:value="41" calcext:value-type="float">
            <text:p>41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.3543" calcext:value-type="float">
            <text:p>12.3543</text:p>
          </table:table-cell>
          <table:table-cell office:value-type="float" office:value="42" calcext:value-type="float">
            <text:p>42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.4208" calcext:value-type="float">
            <text:p>12.4208</text:p>
          </table:table-cell>
          <table:table-cell office:value-type="float" office:value="42" calcext:value-type="float">
            <text:p>42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.6781" calcext:value-type="float">
            <text:p>12.6781</text:p>
          </table:table-cell>
          <table:table-cell office:value-type="float" office:value="43" calcext:value-type="float">
            <text:p>43</text:p>
          </table:table-cell>
          <table:table-cell table:number-columns-repeated="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.69" calcext:value-type="float">
            <text:p>12.69</text:p>
          </table:table-cell>
          <table:table-cell office:value-type="float" office:value="41" calcext:value-type="float">
            <text:p>41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.524" calcext:value-type="float">
            <text:p>13.524</text:p>
          </table:table-cell>
          <table:table-cell office:value-type="float" office:value="40" calcext:value-type="float">
            <text:p>40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.0121" calcext:value-type="float">
            <text:p>13.0121</text:p>
          </table:table-cell>
          <table:table-cell office:value-type="float" office:value="40" calcext:value-type="float">
            <text:p>40</text:p>
          </table:table-cell>
          <table:table-cell table:number-columns-repeated="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.9028" calcext:value-type="float">
            <text:p>12.9028</text:p>
          </table:table-cell>
          <table:table-cell office:value-type="float" office:value="40" calcext:value-type="float">
            <text:p>40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.146" calcext:value-type="float">
            <text:p>13.146</text:p>
          </table:table-cell>
          <table:table-cell office:value-type="float" office:value="41" calcext:value-type="float">
            <text:p>41</text:p>
          </table:table-cell>
          <table:table-cell table:number-columns-repeated="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.6243" calcext:value-type="float">
            <text:p>13.6243</text:p>
          </table:table-cell>
          <table:table-cell office:value-type="float" office:value="40" calcext:value-type="float">
            <text:p>40</text:p>
          </table:table-cell>
          <table:table-cell table:number-columns-repeated="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.7137" calcext:value-type="float">
            <text:p>13.7137</text:p>
          </table:table-cell>
          <table:table-cell office:value-type="float" office:value="40" calcext:value-type="float">
            <text:p>40</text:p>
          </table:table-cell>
          <table:table-cell table:number-columns-repeated="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.4297" calcext:value-type="float">
            <text:p>14.4297</text:p>
          </table:table-cell>
          <table:table-cell office:value-type="float" office:value="38" calcext:value-type="float">
            <text:p>38</text:p>
          </table:table-cell>
          <table:table-cell table:number-columns-repeated="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.645" calcext:value-type="float">
            <text:p>14.645</text:p>
          </table:table-cell>
          <table:table-cell office:value-type="float" office:value="38" calcext:value-type="float">
            <text:p>38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.3342" calcext:value-type="float">
            <text:p>14.3342</text:p>
          </table:table-cell>
          <table:table-cell office:value-type="float" office:value="38" calcext:value-type="float">
            <text:p>38</text:p>
          </table:table-cell>
          <table:table-cell table:number-columns-repeated="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.4175" calcext:value-type="float">
            <text:p>14.4175</text:p>
          </table:table-cell>
          <table:table-cell office:value-type="float" office:value="39" calcext:value-type="float">
            <text:p>39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.0376" calcext:value-type="float">
            <text:p>15.0376</text:p>
          </table:table-cell>
          <table:table-cell office:value-type="float" office:value="38" calcext:value-type="float">
            <text:p>38</text:p>
          </table:table-cell>
          <table:table-cell table:number-columns-repeated="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.049" calcext:value-type="float">
            <text:p>15.049</text:p>
          </table:table-cell>
          <table:table-cell office:value-type="float" office:value="37" calcext:value-type="float">
            <text:p>37</text:p>
          </table:table-cell>
          <table:table-cell table:number-columns-repeated="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2214" calcext:value-type="float">
            <text:p>15.2214</text:p>
          </table:table-cell>
          <table:table-cell office:value-type="float" office:value="37" calcext:value-type="float">
            <text:p>37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2503" calcext:value-type="float">
            <text:p>15.2503</text:p>
          </table:table-cell>
          <table:table-cell office:value-type="float" office:value="37" calcext:value-type="float">
            <text:p>37</text:p>
          </table:table-cell>
          <table:table-cell table:number-columns-repeated="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.8722" calcext:value-type="float">
            <text:p>15.8722</text:p>
          </table:table-cell>
          <table:table-cell office:value-type="float" office:value="36" calcext:value-type="float">
            <text:p>36</text:p>
          </table:table-cell>
          <table:table-cell table:number-columns-repeated="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.729" calcext:value-type="float">
            <text:p>15.729</text:p>
          </table:table-cell>
          <table:table-cell office:value-type="float" office:value="37" calcext:value-type="float">
            <text:p>37</text:p>
          </table:table-cell>
          <table:table-cell table:number-columns-repeated="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.2153" calcext:value-type="float">
            <text:p>16.2153</text:p>
          </table:table-cell>
          <table:table-cell office:value-type="float" office:value="37" calcext:value-type="float">
            <text:p>37</text:p>
          </table:table-cell>
          <table:table-cell table:number-columns-repeated="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.6133" calcext:value-type="float">
            <text:p>15.6133</text:p>
          </table:table-cell>
          <table:table-cell office:value-type="float" office:value="38" calcext:value-type="float">
            <text:p>38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.9456" calcext:value-type="float">
            <text:p>15.9456</text:p>
          </table:table-cell>
          <table:table-cell office:value-type="float" office:value="36" calcext:value-type="float">
            <text:p>36</text:p>
          </table:table-cell>
          <table:table-cell table:number-columns-repeated="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.2546" calcext:value-type="float">
            <text:p>16.2546</text:p>
          </table:table-cell>
          <table:table-cell office:value-type="float" office:value="36" calcext:value-type="float">
            <text:p>36</text:p>
          </table:table-cell>
          <table:table-cell table:number-columns-repeated="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.4742" calcext:value-type="float">
            <text:p>16.4742</text:p>
          </table:table-cell>
          <table:table-cell office:value-type="float" office:value="36" calcext:value-type="float">
            <text:p>36</text:p>
          </table:table-cell>
          <table:table-cell table:number-columns-repeated="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.7961" calcext:value-type="float">
            <text:p>15.7961</text:p>
          </table:table-cell>
          <table:table-cell office:value-type="float" office:value="36" calcext:value-type="float">
            <text:p>36</text:p>
          </table:table-cell>
          <table:table-cell table:number-columns-repeated="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.5937" calcext:value-type="float">
            <text:p>16.5937</text:p>
          </table:table-cell>
          <table:table-cell office:value-type="float" office:value="36" calcext:value-type="float">
            <text:p>36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.7362" calcext:value-type="float">
            <text:p>16.7362</text:p>
          </table:table-cell>
          <table:table-cell office:value-type="float" office:value="35" calcext:value-type="float">
            <text:p>35</text:p>
          </table:table-cell>
          <table:table-cell table:number-columns-repeated="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.3585" calcext:value-type="float">
            <text:p>16.3585</text:p>
          </table:table-cell>
          <table:table-cell office:value-type="float" office:value="37" calcext:value-type="float">
            <text:p>37</text:p>
          </table:table-cell>
          <table:table-cell table:number-columns-repeated="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.7701" calcext:value-type="float">
            <text:p>16.7701</text:p>
          </table:table-cell>
          <table:table-cell office:value-type="float" office:value="36" calcext:value-type="float">
            <text:p>36</text:p>
          </table:table-cell>
          <table:table-cell table:number-columns-repeated="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.5494" calcext:value-type="float">
            <text:p>17.5494</text:p>
          </table:table-cell>
          <table:table-cell office:value-type="float" office:value="35" calcext:value-type="float">
            <text:p>35</text:p>
          </table:table-cell>
          <table:table-cell table:number-columns-repeated="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.1354" calcext:value-type="float">
            <text:p>17.1354</text:p>
          </table:table-cell>
          <table:table-cell office:value-type="float" office:value="36" calcext:value-type="float">
            <text:p>36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.6394" calcext:value-type="float">
            <text:p>17.6394</text:p>
          </table:table-cell>
          <table:table-cell office:value-type="float" office:value="34" calcext:value-type="float">
            <text:p>34</text:p>
          </table:table-cell>
          <table:table-cell table:number-columns-repeated="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.0678" calcext:value-type="float">
            <text:p>17.0678</text:p>
          </table:table-cell>
          <table:table-cell office:value-type="float" office:value="36" calcext:value-type="float">
            <text:p>36</text:p>
          </table:table-cell>
          <table:table-cell table:number-columns-repeated="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.414" calcext:value-type="float">
            <text:p>17.414</text:p>
          </table:table-cell>
          <table:table-cell office:value-type="float" office:value="36" calcext:value-type="float">
            <text:p>36</text:p>
          </table:table-cell>
          <table:table-cell table:number-columns-repeated="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.5431" calcext:value-type="float">
            <text:p>17.5431</text:p>
          </table:table-cell>
          <table:table-cell office:value-type="float" office:value="35" calcext:value-type="float">
            <text:p>35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.6483" calcext:value-type="float">
            <text:p>17.6483</text:p>
          </table:table-cell>
          <table:table-cell office:value-type="float" office:value="36" calcext:value-type="float">
            <text:p>36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.4017" calcext:value-type="float">
            <text:p>17.4017</text:p>
          </table:table-cell>
          <table:table-cell office:value-type="float" office:value="35" calcext:value-type="float">
            <text:p>35</text:p>
          </table:table-cell>
          <table:table-cell table:number-columns-repeated="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.1372" calcext:value-type="float">
            <text:p>18.1372</text:p>
          </table:table-cell>
          <table:table-cell office:value-type="float" office:value="35" calcext:value-type="float">
            <text:p>35</text:p>
          </table:table-cell>
          <table:table-cell table:number-columns-repeated="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.9638" calcext:value-type="float">
            <text:p>17.9638</text:p>
          </table:table-cell>
          <table:table-cell office:value-type="float" office:value="34" calcext:value-type="float">
            <text:p>34</text:p>
          </table:table-cell>
          <table:table-cell table:number-columns-repeated="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.2135" calcext:value-type="float">
            <text:p>18.2135</text:p>
          </table:table-cell>
          <table:table-cell office:value-type="float" office:value="36" calcext:value-type="float">
            <text:p>36</text:p>
          </table:table-cell>
          <table:table-cell table:number-columns-repeated="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9.3872" calcext:value-type="float">
            <text:p>19.3872</text:p>
          </table:table-cell>
          <table:table-cell office:value-type="float" office:value="34" calcext:value-type="float">
            <text:p>34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.4375" calcext:value-type="float">
            <text:p>19.4375</text:p>
          </table:table-cell>
          <table:table-cell office:value-type="float" office:value="35" calcext:value-type="float">
            <text:p>35</text:p>
          </table:table-cell>
          <table:table-cell table:number-columns-repeated="1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9.4497" calcext:value-type="float">
            <text:p>19.4497</text:p>
          </table:table-cell>
          <table:table-cell office:value-type="float" office:value="36" calcext:value-type="float">
            <text:p>36</text:p>
          </table:table-cell>
          <table:table-cell table:number-columns-repeated="1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.9474" calcext:value-type="float">
            <text:p>20.9474</text:p>
          </table:table-cell>
          <table:table-cell office:value-type="float" office:value="34" calcext:value-type="float">
            <text:p>34</text:p>
          </table:table-cell>
          <table:table-cell table:number-columns-repeated="1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.1398" calcext:value-type="float">
            <text:p>20.1398</text:p>
          </table:table-cell>
          <table:table-cell office:value-type="float" office:value="34" calcext:value-type="float">
            <text:p>34</text:p>
          </table:table-cell>
          <table:table-cell table:number-columns-repeated="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9.9109" calcext:value-type="float">
            <text:p>19.9109</text:p>
          </table:table-cell>
          <table:table-cell office:value-type="float" office:value="33" calcext:value-type="float">
            <text:p>33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.4957" calcext:value-type="float">
            <text:p>20.4957</text:p>
          </table:table-cell>
          <table:table-cell office:value-type="float" office:value="33" calcext:value-type="float">
            <text:p>33</text:p>
          </table:table-cell>
          <table:table-cell table:number-columns-repeated="1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1.3702" calcext:value-type="float">
            <text:p>21.3702</text:p>
          </table:table-cell>
          <table:table-cell office:value-type="float" office:value="33" calcext:value-type="float">
            <text:p>33</text:p>
          </table:table-cell>
          <table:table-cell table:number-columns-repeated="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.0369" calcext:value-type="float">
            <text:p>22.0369</text:p>
          </table:table-cell>
          <table:table-cell office:value-type="float" office:value="33" calcext:value-type="float">
            <text:p>33</text:p>
          </table:table-cell>
          <table:table-cell table:number-columns-repeated="1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2.1307" calcext:value-type="float">
            <text:p>22.1307</text:p>
          </table:table-cell>
          <table:table-cell office:value-type="float" office:value="33" calcext:value-type="float">
            <text:p>33</text:p>
          </table:table-cell>
          <table:table-cell table:number-columns-repeated="1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2.2675" calcext:value-type="float">
            <text:p>22.2675</text:p>
          </table:table-cell>
          <table:table-cell office:value-type="float" office:value="33" calcext:value-type="float">
            <text:p>33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.4146" calcext:value-type="float">
            <text:p>23.4146</text:p>
          </table:table-cell>
          <table:table-cell office:value-type="float" office:value="32" calcext:value-type="float">
            <text:p>32</text:p>
          </table:table-cell>
          <table:table-cell table:number-columns-repeated="1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.4176" calcext:value-type="float">
            <text:p>21.4176</text:p>
          </table:table-cell>
          <table:table-cell office:value-type="float" office:value="34" calcext:value-type="float">
            <text:p>34</text:p>
          </table:table-cell>
          <table:table-cell table:number-columns-repeated="1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.8747" calcext:value-type="float">
            <text:p>22.8747</text:p>
          </table:table-cell>
          <table:table-cell office:value-type="float" office:value="33" calcext:value-type="float">
            <text:p>33</text:p>
          </table:table-cell>
          <table:table-cell table:number-columns-repeated="1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.1266" calcext:value-type="float">
            <text:p>24.1266</text:p>
          </table:table-cell>
          <table:table-cell office:value-type="float" office:value="34" calcext:value-type="float">
            <text:p>34</text:p>
          </table:table-cell>
          <table:table-cell table:number-columns-repeated="1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3.604" calcext:value-type="float">
            <text:p>23.604</text:p>
          </table:table-cell>
          <table:table-cell office:value-type="float" office:value="32" calcext:value-type="float">
            <text:p>32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4.1284" calcext:value-type="float">
            <text:p>24.1284</text:p>
          </table:table-cell>
          <table:table-cell office:value-type="float" office:value="34" calcext:value-type="float">
            <text:p>34</text:p>
          </table:table-cell>
          <table:table-cell table:number-columns-repeated="1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4.2398" calcext:value-type="float">
            <text:p>24.2398</text:p>
          </table:table-cell>
          <table:table-cell office:value-type="float" office:value="32" calcext:value-type="float">
            <text:p>32</text:p>
          </table:table-cell>
          <table:table-cell table:number-columns-repeated="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4.5595" calcext:value-type="float">
            <text:p>24.5595</text:p>
          </table:table-cell>
          <table:table-cell office:value-type="float" office:value="31" calcext:value-type="float">
            <text:p>31</text:p>
          </table:table-cell>
          <table:table-cell table:number-columns-repeated="1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.8832" calcext:value-type="float">
            <text:p>25.8832</text:p>
          </table:table-cell>
          <table:table-cell office:value-type="float" office:value="30" calcext:value-type="float">
            <text:p>30</text:p>
          </table:table-cell>
          <table:table-cell table:number-columns-repeated="1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6.0044" calcext:value-type="float">
            <text:p>26.0044</text:p>
          </table:table-cell>
          <table:table-cell office:value-type="float" office:value="30" calcext:value-type="float">
            <text:p>30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.0869" calcext:value-type="float">
            <text:p>25.0869</text:p>
          </table:table-cell>
          <table:table-cell office:value-type="float" office:value="31" calcext:value-type="float">
            <text:p>31</text:p>
          </table:table-cell>
          <table:table-cell table:number-columns-repeated="1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6.0711" calcext:value-type="float">
            <text:p>26.0711</text:p>
          </table:table-cell>
          <table:table-cell office:value-type="float" office:value="31" calcext:value-type="float">
            <text:p>31</text:p>
          </table:table-cell>
          <table:table-cell table:number-columns-repeated="1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6.7069" calcext:value-type="float">
            <text:p>26.7069</text:p>
          </table:table-cell>
          <table:table-cell office:value-type="float" office:value="30" calcext:value-type="float">
            <text:p>30</text:p>
          </table:table-cell>
          <table:table-cell table:number-columns-repeated="1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6.7209" calcext:value-type="float">
            <text:p>26.7209</text:p>
          </table:table-cell>
          <table:table-cell office:value-type="float" office:value="31" calcext:value-type="float">
            <text:p>31</text:p>
          </table:table-cell>
          <table:table-cell table:number-columns-repeated="1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7.0359" calcext:value-type="float">
            <text:p>27.0359</text:p>
          </table:table-cell>
          <table:table-cell office:value-type="float" office:value="30" calcext:value-type="float">
            <text:p>30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7.0874" calcext:value-type="float">
            <text:p>27.0874</text:p>
          </table:table-cell>
          <table:table-cell office:value-type="float" office:value="31" calcext:value-type="float">
            <text:p>31</text:p>
          </table:table-cell>
          <table:table-cell table:number-columns-repeated="1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8.2388" calcext:value-type="float">
            <text:p>28.2388</text:p>
          </table:table-cell>
          <table:table-cell office:value-type="float" office:value="31" calcext:value-type="float">
            <text:p>31</text:p>
          </table:table-cell>
          <table:table-cell table:number-columns-repeated="1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8.1537" calcext:value-type="float">
            <text:p>28.1537</text:p>
          </table:table-cell>
          <table:table-cell office:value-type="float" office:value="30" calcext:value-type="float">
            <text:p>30</text:p>
          </table:table-cell>
          <table:table-cell table:number-columns-repeated="1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8.361" calcext:value-type="float">
            <text:p>28.361</text:p>
          </table:table-cell>
          <table:table-cell office:value-type="float" office:value="31" calcext:value-type="float">
            <text:p>31</text:p>
          </table:table-cell>
          <table:table-cell table:number-columns-repeated="1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7.1307" calcext:value-type="float">
            <text:p>27.1307</text:p>
          </table:table-cell>
          <table:table-cell office:value-type="float" office:value="30" calcext:value-type="float">
            <text:p>30</text:p>
          </table:table-cell>
          <table:table-cell table:number-columns-repeated="15"/>
        </table:table-row>
      </table:table>
      <table:table table:name="surf2-6" table:style-name="ta1">
        <table:shapes>
          <draw:frame draw:z-index="0" draw:name="SIFT_2-6" draw:style-name="gr1" draw:text-style-name="P1" svg:width="453.91pt" svg:height="255.26pt" svg:x="174.73pt" svg:y="30.87pt">
            <loext:p draw:notify-on-update-of-ranges="'surf2-6'.B1:'surf2-6'.B2 'surf2-6'.B3:'surf2-6'.B101 'surf2-6'.C1:'surf2-6'.C2 'surf2-6'.C3:'surf2-6'.C10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number-columns-repeated="3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urf_2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%Incorrect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27" calcext:value-type="float">
            <text:p>0.5827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1979" calcext:value-type="float">
            <text:p>1.11979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698" calcext:value-type="float">
            <text:p>1.6698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4592" calcext:value-type="float">
            <text:p>2.14592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3801" calcext:value-type="float">
            <text:p>2.53801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90725" calcext:value-type="float">
            <text:p>2.90725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19794" calcext:value-type="float">
            <text:p>3.19794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59117" calcext:value-type="float">
            <text:p>3.59117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04731" calcext:value-type="float">
            <text:p>4.04731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30879" calcext:value-type="float">
            <text:p>4.30879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76034" calcext:value-type="float">
            <text:p>4.76034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31174" calcext:value-type="float">
            <text:p>5.31174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54632" calcext:value-type="float">
            <text:p>5.54632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38595" calcext:value-type="float">
            <text:p>6.38595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.2338" calcext:value-type="float">
            <text:p>7.2338</text:p>
          </table:table-cell>
          <table:table-cell office:value-type="float" office:value="53" calcext:value-type="float">
            <text:p>53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.21754" calcext:value-type="float">
            <text:p>8.21754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96108" calcext:value-type="float">
            <text:p>8.96108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65485" calcext:value-type="float">
            <text:p>9.65485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.4592" calcext:value-type="float">
            <text:p>10.459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8895" calcext:value-type="float">
            <text:p>10.8895</text:p>
          </table:table-cell>
          <table:table-cell office:value-type="float" office:value="37" calcext:value-type="float">
            <text:p>37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.1891" calcext:value-type="float">
            <text:p>11.1891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4278" calcext:value-type="float">
            <text:p>11.4278</text:p>
          </table:table-cell>
          <table:table-cell office:value-type="float" office:value="34" calcext:value-type="float">
            <text:p>34</text:p>
          </table:table-cell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5294" calcext:value-type="float">
            <text:p>11.5294</text:p>
          </table:table-cell>
          <table:table-cell office:value-type="float" office:value="34" calcext:value-type="float">
            <text:p>34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.538" calcext:value-type="float">
            <text:p>11.538</text:p>
          </table:table-cell>
          <table:table-cell office:value-type="float" office:value="34" calcext:value-type="float">
            <text:p>34</text:p>
          </table:table-cell>
          <table:table-cell table:number-columns-repeated="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.845" calcext:value-type="float">
            <text:p>11.845</text:p>
          </table:table-cell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.0502" calcext:value-type="float">
            <text:p>12.0502</text:p>
          </table:table-cell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.0235" calcext:value-type="float">
            <text:p>12.0235</text:p>
          </table:table-cell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.1725" calcext:value-type="float">
            <text:p>12.1725</text:p>
          </table:table-cell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.1689" calcext:value-type="float">
            <text:p>12.1689</text:p>
          </table:table-cell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.3156" calcext:value-type="float">
            <text:p>12.3156</text:p>
          </table:table-cell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.1542" calcext:value-type="float">
            <text:p>12.1542</text:p>
          </table:table-cell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.3208" calcext:value-type="float">
            <text:p>12.3208</text:p>
          </table:table-cell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.6405" calcext:value-type="float">
            <text:p>12.6405</text:p>
          </table:table-cell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.6019" calcext:value-type="float">
            <text:p>12.6019</text:p>
          </table:table-cell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.5759" calcext:value-type="float">
            <text:p>12.5759</text:p>
          </table:table-cell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.8454" calcext:value-type="float">
            <text:p>12.8454</text:p>
          </table:table-cell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.8904" calcext:value-type="float">
            <text:p>12.8904</text:p>
          </table:table-cell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.2043" calcext:value-type="float">
            <text:p>13.2043</text:p>
          </table:table-cell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.9545" calcext:value-type="float">
            <text:p>12.9545</text:p>
          </table:table-cell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.2017" calcext:value-type="float">
            <text:p>13.2017</text:p>
          </table:table-cell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.2731" calcext:value-type="float">
            <text:p>13.2731</text:p>
          </table:table-cell>
          <table:table-cell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.297" calcext:value-type="float">
            <text:p>13.297</text:p>
          </table:table-cell>
          <table:table-cell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.5607" calcext:value-type="float">
            <text:p>13.5607</text:p>
          </table:table-cell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.703" calcext:value-type="float">
            <text:p>13.703</text:p>
          </table:table-cell>
          <table:table-cell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.0191" calcext:value-type="float">
            <text:p>14.0191</text:p>
          </table:table-cell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.9233" calcext:value-type="float">
            <text:p>13.9233</text:p>
          </table:table-cell>
          <table:table-cell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.2203" calcext:value-type="float">
            <text:p>14.2203</text:p>
          </table:table-cell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.4823" calcext:value-type="float">
            <text:p>14.4823</text:p>
          </table:table-cell>
          <table:table-cell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.1719" calcext:value-type="float">
            <text:p>14.1719</text:p>
          </table:table-cell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.696" calcext:value-type="float">
            <text:p>14.696</text:p>
          </table:table-cell>
          <table:table-cell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.1797" calcext:value-type="float">
            <text:p>14.1797</text:p>
          </table:table-cell>
          <table:table-cell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.8967" calcext:value-type="float">
            <text:p>14.8967</text:p>
          </table:table-cell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.1166" calcext:value-type="float">
            <text:p>15.1166</text:p>
          </table:table-cell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.2169" calcext:value-type="float">
            <text:p>15.2169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.2564" calcext:value-type="float">
            <text:p>15.2564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.7031" calcext:value-type="float">
            <text:p>15.7031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.9534" calcext:value-type="float">
            <text:p>15.9534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.3123" calcext:value-type="float">
            <text:p>16.3123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.8205" calcext:value-type="float">
            <text:p>15.8205</text:p>
          </table:table-cell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.3744" calcext:value-type="float">
            <text:p>16.3744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.1177" calcext:value-type="float">
            <text:p>16.1177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.9917" calcext:value-type="float">
            <text:p>16.9917</text:p>
          </table:table-cell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.9822" calcext:value-type="float">
            <text:p>16.9822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.665" calcext:value-type="float">
            <text:p>16.665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.1722" calcext:value-type="float">
            <text:p>17.1722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7.5898" calcext:value-type="float">
            <text:p>17.5898</text:p>
          </table:table-cell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.3059" calcext:value-type="float">
            <text:p>17.3059</text:p>
          </table:table-cell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.0752" calcext:value-type="float">
            <text:p>18.0752</text:p>
          </table:table-cell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7.6194" calcext:value-type="float">
            <text:p>17.6194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.0681" calcext:value-type="float">
            <text:p>18.0681</text:p>
          </table:table-cell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7.6833" calcext:value-type="float">
            <text:p>17.6833</text:p>
          </table:table-cell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7.9838" calcext:value-type="float">
            <text:p>17.9838</text:p>
          </table:table-cell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.079" calcext:value-type="float">
            <text:p>18.079</text:p>
          </table:table-cell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.1541" calcext:value-type="float">
            <text:p>18.1541</text:p>
          </table:table-cell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.0327" calcext:value-type="float">
            <text:p>19.0327</text:p>
          </table:table-cell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.9927" calcext:value-type="float">
            <text:p>18.9927</text:p>
          </table:table-cell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9.2163" calcext:value-type="float">
            <text:p>19.2163</text:p>
          </table:table-cell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.8938" calcext:value-type="float">
            <text:p>19.8938</text:p>
          </table:table-cell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.2279" calcext:value-type="float">
            <text:p>20.2279</text:p>
          </table:table-cell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.1086" calcext:value-type="float">
            <text:p>20.1086</text:p>
          </table:table-cell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9.8758" calcext:value-type="float">
            <text:p>19.8758</text:p>
          </table:table-cell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.4042" calcext:value-type="float">
            <text:p>20.4042</text:p>
          </table:table-cell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.9368" calcext:value-type="float">
            <text:p>20.9368</text:p>
          </table:table-cell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1.5343" calcext:value-type="float">
            <text:p>21.5343</text:p>
          </table:table-cell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.9418" calcext:value-type="float">
            <text:p>20.9418</text:p>
          </table:table-cell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1.5064" calcext:value-type="float">
            <text:p>21.5064</text:p>
          </table:table-cell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1.0927" calcext:value-type="float">
            <text:p>21.0927</text:p>
          </table:table-cell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.0308" calcext:value-type="float">
            <text:p>22.0308</text:p>
          </table:table-cell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2.6394" calcext:value-type="float">
            <text:p>22.6394</text:p>
          </table:table-cell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.5596" calcext:value-type="float">
            <text:p>22.5596</text:p>
          </table:table-cell>
          <table:table-cell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2.0024" calcext:value-type="float">
            <text:p>22.0024</text:p>
          </table:table-cell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2.5332" calcext:value-type="float">
            <text:p>22.5332</text:p>
          </table:table-cell>
          <table:table-cell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3.0543" calcext:value-type="float">
            <text:p>23.0543</text:p>
          </table:table-cell>
          <table:table-cell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3.5919" calcext:value-type="float">
            <text:p>23.5919</text:p>
          </table:table-cell>
          <table:table-cell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4.3136" calcext:value-type="float">
            <text:p>24.3136</text:p>
          </table:table-cell>
          <table:table-cell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4.1527" calcext:value-type="float">
            <text:p>24.1527</text:p>
          </table:table-cell>
          <table:table-cell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4.5985" calcext:value-type="float">
            <text:p>24.5985</text:p>
          </table:table-cell>
          <table:table-cell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4.3554" calcext:value-type="float">
            <text:p>24.3554</text:p>
          </table:table-cell>
          <table:table-cell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4.2687" calcext:value-type="float">
            <text:p>24.2687</text:p>
          </table:table-cell>
          <table:table-cell office:value-type="float" office:value="23" calcext:value-type="float">
            <text:p>23</text:p>
          </table:table-cell>
          <table:table-cell table:number-columns-repeated="16"/>
        </table:table-row>
      </table:table>
      <table:table table:name="surf6_2" table:style-name="ta1">
        <table:shapes>
          <draw:frame draw:z-index="0" draw:name="SIFT_2-6" draw:style-name="gr1" draw:text-style-name="P1" svg:width="453.91pt" svg:height="255.26pt" svg:x="174.73pt" svg:y="30.87pt">
            <loext:p draw:notify-on-update-of-ranges="surf6_2.B1:surf6_2.B2 surf6_2.B3:surf6_2.B101 surf6_2.C1:surf6_2.C2 surf6_2.C3:surf6_2.C10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number-columns-repeated="3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urf_6-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%Incorrect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05897" calcext:value-type="float">
            <text:p>0.505897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1513" calcext:value-type="float">
            <text:p>1.11513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3365" calcext:value-type="float">
            <text:p>1.73365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4181" calcext:value-type="float">
            <text:p>2.24181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4703" calcext:value-type="float">
            <text:p>2.54703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8461" calcext:value-type="float">
            <text:p>2.8461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08718" calcext:value-type="float">
            <text:p>3.08718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48609" calcext:value-type="float">
            <text:p>3.48609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93322" calcext:value-type="float">
            <text:p>3.93322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34908" calcext:value-type="float">
            <text:p>4.34908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93535" calcext:value-type="float">
            <text:p>4.93535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52884" calcext:value-type="float">
            <text:p>5.52884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16948" calcext:value-type="float">
            <text:p>6.16948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86943" calcext:value-type="float">
            <text:p>6.86943</text:p>
          </table:table-cell>
          <table:table-cell office:value-type="float" office:value="53" calcext:value-type="float">
            <text:p>53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.69034" calcext:value-type="float">
            <text:p>7.69034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.35203" calcext:value-type="float">
            <text:p>8.35203</text:p>
          </table:table-cell>
          <table:table-cell office:value-type="float" office:value="47" calcext:value-type="float">
            <text:p>47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.18948" calcext:value-type="float">
            <text:p>9.18948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76105" calcext:value-type="float">
            <text:p>9.76105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.3449" calcext:value-type="float">
            <text:p>10.3449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377" calcext:value-type="float">
            <text:p>10.377</text:p>
          </table:table-cell>
          <table:table-cell office:value-type="float" office:value="37" calcext:value-type="float">
            <text:p>37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.6936" calcext:value-type="float">
            <text:p>10.6936</text:p>
          </table:table-cell>
          <table:table-cell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.7543" calcext:value-type="float">
            <text:p>10.7543</text:p>
          </table:table-cell>
          <table:table-cell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0673" calcext:value-type="float">
            <text:p>11.0673</text:p>
          </table:table-cell>
          <table:table-cell office:value-type="float" office:value="34" calcext:value-type="float">
            <text:p>34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.0313" calcext:value-type="float">
            <text:p>11.0313</text:p>
          </table:table-cell>
          <table:table-cell office:value-type="float" office:value="34" calcext:value-type="float">
            <text:p>34</text:p>
          </table:table-cell>
          <table:table-cell table:number-columns-repeated="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.1141" calcext:value-type="float">
            <text:p>11.1141</text:p>
          </table:table-cell>
          <table:table-cell office:value-type="float" office:value="34" calcext:value-type="float">
            <text:p>34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.1458" calcext:value-type="float">
            <text:p>11.1458</text:p>
          </table:table-cell>
          <table:table-cell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.3603" calcext:value-type="float">
            <text:p>11.3603</text:p>
          </table:table-cell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.443" calcext:value-type="float">
            <text:p>11.443</text:p>
          </table:table-cell>
          <table:table-cell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.5234" calcext:value-type="float">
            <text:p>11.5234</text:p>
          </table:table-cell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.5996" calcext:value-type="float">
            <text:p>11.5996</text:p>
          </table:table-cell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.9191" calcext:value-type="float">
            <text:p>11.9191</text:p>
          </table:table-cell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.069" calcext:value-type="float">
            <text:p>12.069</text:p>
          </table:table-cell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.0884" calcext:value-type="float">
            <text:p>12.0884</text:p>
          </table:table-cell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.5041" calcext:value-type="float">
            <text:p>12.5041</text:p>
          </table:table-cell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.6069" calcext:value-type="float">
            <text:p>12.6069</text:p>
          </table:table-cell>
          <table:table-cell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.8682" calcext:value-type="float">
            <text:p>12.8682</text:p>
          </table:table-cell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.989" calcext:value-type="float">
            <text:p>12.989</text:p>
          </table:table-cell>
          <table:table-cell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.2868" calcext:value-type="float">
            <text:p>13.2868</text:p>
          </table:table-cell>
          <table:table-cell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.5379" calcext:value-type="float">
            <text:p>13.5379</text:p>
          </table:table-cell>
          <table:table-cell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.6342" calcext:value-type="float">
            <text:p>13.6342</text:p>
          </table:table-cell>
          <table:table-cell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.7063" calcext:value-type="float">
            <text:p>13.7063</text:p>
          </table:table-cell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.9942" calcext:value-type="float">
            <text:p>13.9942</text:p>
          </table:table-cell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.0045" calcext:value-type="float">
            <text:p>14.0045</text:p>
          </table:table-cell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.7604" calcext:value-type="float">
            <text:p>14.7604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.4505" calcext:value-type="float">
            <text:p>14.4505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.5105" calcext:value-type="float">
            <text:p>14.5105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.8065" calcext:value-type="float">
            <text:p>14.8065</text:p>
          </table:table-cell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.827" calcext:value-type="float">
            <text:p>14.827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.7178" calcext:value-type="float">
            <text:p>14.7178</text:p>
          </table:table-cell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.9235" calcext:value-type="float">
            <text:p>14.9235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.0849" calcext:value-type="float">
            <text:p>15.0849</text:p>
          </table:table-cell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.3136" calcext:value-type="float">
            <text:p>15.3136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.3658" calcext:value-type="float">
            <text:p>15.3658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.4748" calcext:value-type="float">
            <text:p>15.4748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.7204" calcext:value-type="float">
            <text:p>15.7204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.6281" calcext:value-type="float">
            <text:p>15.6281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.8539" calcext:value-type="float">
            <text:p>15.8539</text:p>
          </table:table-cell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.9222" calcext:value-type="float">
            <text:p>15.9222</text:p>
          </table:table-cell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.6378" calcext:value-type="float">
            <text:p>15.6378</text:p>
          </table:table-cell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.9663" calcext:value-type="float">
            <text:p>15.9663</text:p>
          </table:table-cell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.1525" calcext:value-type="float">
            <text:p>16.1525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.3074" calcext:value-type="float">
            <text:p>16.3074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.0813" calcext:value-type="float">
            <text:p>17.0813</text:p>
          </table:table-cell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.3955" calcext:value-type="float">
            <text:p>17.3955</text:p>
          </table:table-cell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.7626" calcext:value-type="float">
            <text:p>17.7626</text:p>
          </table:table-cell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7.6664" calcext:value-type="float">
            <text:p>17.6664</text:p>
          </table:table-cell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.8315" calcext:value-type="float">
            <text:p>17.8315</text:p>
          </table:table-cell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.451" calcext:value-type="float">
            <text:p>17.451</text:p>
          </table:table-cell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8.2524" calcext:value-type="float">
            <text:p>18.2524</text:p>
          </table:table-cell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.196" calcext:value-type="float">
            <text:p>18.196</text:p>
          </table:table-cell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.7806" calcext:value-type="float">
            <text:p>18.7806</text:p>
          </table:table-cell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7.5418" calcext:value-type="float">
            <text:p>17.5418</text:p>
          </table:table-cell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.88" calcext:value-type="float">
            <text:p>18.88</text:p>
          </table:table-cell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9.1124" calcext:value-type="float">
            <text:p>19.1124</text:p>
          </table:table-cell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.5215" calcext:value-type="float">
            <text:p>18.5215</text:p>
          </table:table-cell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.6308" calcext:value-type="float">
            <text:p>18.6308</text:p>
          </table:table-cell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.6735" calcext:value-type="float">
            <text:p>18.6735</text:p>
          </table:table-cell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.8071" calcext:value-type="float">
            <text:p>18.8071</text:p>
          </table:table-cell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.1121" calcext:value-type="float">
            <text:p>19.1121</text:p>
          </table:table-cell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.871" calcext:value-type="float">
            <text:p>19.871</text:p>
          </table:table-cell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9.5478" calcext:value-type="float">
            <text:p>19.5478</text:p>
          </table:table-cell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.8211" calcext:value-type="float">
            <text:p>19.8211</text:p>
          </table:table-cell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.3127" calcext:value-type="float">
            <text:p>19.3127</text:p>
          </table:table-cell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9.8345" calcext:value-type="float">
            <text:p>19.8345</text:p>
          </table:table-cell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.0606" calcext:value-type="float">
            <text:p>20.0606</text:p>
          </table:table-cell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.7225" calcext:value-type="float">
            <text:p>20.7225</text:p>
          </table:table-cell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.6786" calcext:value-type="float">
            <text:p>19.6786</text:p>
          </table:table-cell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.8764" calcext:value-type="float">
            <text:p>20.8764</text:p>
          </table:table-cell>
          <table:table-cell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.839" calcext:value-type="float">
            <text:p>20.839</text:p>
          </table:table-cell>
          <table:table-cell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1.1398" calcext:value-type="float">
            <text:p>21.1398</text:p>
          </table:table-cell>
          <table:table-cell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1.6455" calcext:value-type="float">
            <text:p>21.6455</text:p>
          </table:table-cell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2.3833" calcext:value-type="float">
            <text:p>22.3833</text:p>
          </table:table-cell>
          <table:table-cell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2.0976" calcext:value-type="float">
            <text:p>22.0976</text:p>
          </table:table-cell>
          <table:table-cell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2.9252" calcext:value-type="float">
            <text:p>22.9252</text:p>
          </table:table-cell>
          <table:table-cell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2.6067" calcext:value-type="float">
            <text:p>22.6067</text:p>
          </table:table-cell>
          <table:table-cell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2.2508" calcext:value-type="float">
            <text:p>22.2508</text:p>
          </table:table-cell>
          <table:table-cell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2.8891" calcext:value-type="float">
            <text:p>22.8891</text:p>
          </table:table-cell>
          <table:table-cell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3.4489" calcext:value-type="float">
            <text:p>23.4489</text:p>
          </table:table-cell>
          <table:table-cell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2.9838" calcext:value-type="float">
            <text:p>22.9838</text:p>
          </table:table-cell>
          <table:table-cell office:value-type="float" office:value="22" calcext:value-type="float">
            <text:p>22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2T23:23:06.278422918</dc:date>
    <meta:editing-duration>PT12M50S</meta:editing-duration>
    <meta:editing-cycles>3</meta:editing-cycles>
    <meta:generator>LibreOffice/5.1.6.2$Linux_X86_64 LibreOffice_project/10m0$Build-2</meta:generator>
    <meta:document-statistic meta:table-count="4" meta:cell-count="120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4cm" svg:height="9.006cm" xlink:href=".." xlink:type="simple" chart:class="chart:bar" chart:style-name="ch1">
        <chart:legend chart:legend-position="end" svg:x="13.486cm" svg:y="3.955cm" style:legend-expansion="high" chart:style-name="ch2"/>
        <chart:plot-area chart:style-name="ch3" table:cell-range-address="'sift2-6'.B1:'sift2-6'.C101" chart:data-source-has-labels="row" svg:x="0.32cm" svg:y="0.18cm" svg:width="12.846cm" svg:height="8.646cm">
          <chartooo:coordinate-region svg:x="1.127cm" svg:y="0.38cm" svg:width="12.039cm" svg:height="7.6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ift2-6'.B3:'sift2-6'.B101" chart:label-cell-address="'sift2-6'.B1:'sift2-6'.B2" chart:class="chart:bar">
            <chart:data-point chart:repeated="99"/>
          </chart:series>
          <chart:series chart:style-name="ch8" chart:values-cell-range-address="'sift2-6'.C3:'sift2-6'.C101" chart:label-cell-address="'sift2-6'.C1:'sift2-6'.C2" chart:class="chart:bar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</text:p>
                <text:list>
                  <text:list-item>
                    <text:p/>
                  </text:list-item>
                  <text:list-item>
                    <text:p>RMSE</text:p>
                  </text:list-item>
                </text:list>
                <draw:g>
                  <svg:desc>'sift2-6'.B1:'sift2-6'.B2</svg:desc>
                </draw:g>
              </table:table-cell>
              <table:table-cell office:value-type="string">
                <text:p>%Incorrect</text:p>
                <text:list>
                  <text:list-item>
                    <text:p/>
                  </text:list-item>
                  <text:list-item>
                    <text:p>%Incorrect</text:p>
                  </text:list-item>
                </text:list>
                <draw:g>
                  <svg:desc>'sift2-6'.C1:'sift2-6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12008">
                <text:p>0.512008</text:p>
                <draw:g>
                  <svg:desc>'sift2-6'.B3:'sift2-6'.B101</svg:desc>
                </draw:g>
              </table:table-cell>
              <table:table-cell office:value-type="float" office:value="95">
                <text:p>95</text:p>
                <draw:g>
                  <svg:desc>'sift2-6'.C3:'sift2-6'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2183">
                <text:p>1.2218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2058">
                <text:p>1.7205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4389">
                <text:p>2.0438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2793">
                <text:p>2.5279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8385">
                <text:p>2.883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35053">
                <text:p>3.3505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00209">
                <text:p>4.0020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4278">
                <text:p>4.427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9875">
                <text:p>4.598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00164">
                <text:p>5.0016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31947">
                <text:p>5.3194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79004">
                <text:p>5.7900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62686">
                <text:p>6.6268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43762">
                <text:p>7.437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82208">
                <text:p>8.8220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54787">
                <text:p>9.5478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369">
                <text:p>10.36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2097">
                <text:p>11.209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8526">
                <text:p>11.852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1557">
                <text:p>12.155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612">
                <text:p>12.6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6777">
                <text:p>12.67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8305">
                <text:p>12.830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9932">
                <text:p>12.993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.1973">
                <text:p>13.19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2683">
                <text:p>13.268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7931">
                <text:p>13.793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7676">
                <text:p>13.767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7724">
                <text:p>13.77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6959">
                <text:p>13.69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8819">
                <text:p>13.881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1061">
                <text:p>14.106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9365">
                <text:p>13.936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6628">
                <text:p>14.662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3961">
                <text:p>14.396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7965">
                <text:p>14.796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.3545">
                <text:p>14.354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0589">
                <text:p>15.058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1226">
                <text:p>15.12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.6901">
                <text:p>14.690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8954">
                <text:p>14.895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.0174">
                <text:p>15.017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.155">
                <text:p>15.1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6408">
                <text:p>15.640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9318">
                <text:p>15.93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4561">
                <text:p>15.456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5649">
                <text:p>15.56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0324">
                <text:p>16.03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5086">
                <text:p>16.508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0878">
                <text:p>16.08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5372">
                <text:p>16.537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9761">
                <text:p>16.97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6106">
                <text:p>16.61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0646">
                <text:p>17.06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2277">
                <text:p>17.22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7019">
                <text:p>17.70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8316">
                <text:p>17.83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6106">
                <text:p>17.61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.2332">
                <text:p>17.233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1532">
                <text:p>18.15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2852">
                <text:p>18.28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.6778">
                <text:p>17.677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0679">
                <text:p>18.06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.8676">
                <text:p>17.86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.8742">
                <text:p>18.874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.036">
                <text:p>19.0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.2834">
                <text:p>19.28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.3501">
                <text:p>19.350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.5136">
                <text:p>18.51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.9704">
                <text:p>18.97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.6445">
                <text:p>19.64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.5712">
                <text:p>19.57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.7969">
                <text:p>20.79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.4564">
                <text:p>20.456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.9667">
                <text:p>21.96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.742">
                <text:p>21.7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.2763">
                <text:p>21.27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.9526">
                <text:p>20.95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.5351">
                <text:p>21.535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.2344">
                <text:p>21.23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.6915">
                <text:p>21.69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.5779">
                <text:p>21.577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.93">
                <text:p>22.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.8762">
                <text:p>21.876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.2044">
                <text:p>23.204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.731">
                <text:p>22.7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.8022">
                <text:p>23.80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.1604">
                <text:p>22.160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.9955">
                <text:p>22.99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.3852">
                <text:p>24.385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.4433">
                <text:p>25.44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.4311">
                <text:p>26.43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.5196">
                <text:p>26.519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.6823">
                <text:p>25.68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6.5815">
                <text:p>26.58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6.5364">
                <text:p>26.536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.7799">
                <text:p>25.779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.5866">
                <text:p>27.5866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4cm" svg:height="9.006cm" xlink:href=".." xlink:type="simple" chart:class="chart:bar" chart:style-name="ch1">
        <chart:legend chart:legend-position="end" svg:x="13.486cm" svg:y="3.955cm" style:legend-expansion="high" chart:style-name="ch2"/>
        <chart:plot-area chart:style-name="ch3" table:cell-range-address="sift6_2.B1:sift6_2.C101" chart:data-source-has-labels="row" svg:x="0.32cm" svg:y="0.18cm" svg:width="12.846cm" svg:height="8.646cm">
          <chartooo:coordinate-region svg:x="1.127cm" svg:y="0.38cm" svg:width="12.039cm" svg:height="7.6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ift6_2.B3:sift6_2.B101" chart:label-cell-address="sift6_2.B1:sift6_2.B2" chart:class="chart:bar">
            <chart:data-point chart:repeated="99"/>
          </chart:series>
          <chart:series chart:style-name="ch8" chart:values-cell-range-address="sift6_2.C3:sift6_2.C101" chart:label-cell-address="sift6_2.C1:sift6_2.C2" chart:class="chart:bar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</text:p>
                <text:list>
                  <text:list-item>
                    <text:p/>
                  </text:list-item>
                  <text:list-item>
                    <text:p>RMSE</text:p>
                  </text:list-item>
                </text:list>
                <draw:g>
                  <svg:desc>sift6_2.B1:sift6_2.B2</svg:desc>
                </draw:g>
              </table:table-cell>
              <table:table-cell office:value-type="string">
                <text:p>%Incorrect</text:p>
                <text:list>
                  <text:list-item>
                    <text:p/>
                  </text:list-item>
                  <text:list-item>
                    <text:p>%Incorrect</text:p>
                  </text:list-item>
                </text:list>
                <draw:g>
                  <svg:desc>sift6_2.C1:sift6_2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17963">
                <text:p>0.517963</text:p>
                <draw:g>
                  <svg:desc>sift6_2.B3:sift6_2.B101</svg:desc>
                </draw:g>
              </table:table-cell>
              <table:table-cell office:value-type="float" office:value="94">
                <text:p>94</text:p>
                <draw:g>
                  <svg:desc>sift6_2.C3:sift6_2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696">
                <text:p>1.0069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9869">
                <text:p>1.5986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9035">
                <text:p>1.9903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8997">
                <text:p>2.6899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1894">
                <text:p>3.2189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5684">
                <text:p>3.4568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94488">
                <text:p>3.9448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96234">
                <text:p>3.9623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4086">
                <text:p>4.408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03031">
                <text:p>5.0303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2229">
                <text:p>5.5222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39518">
                <text:p>6.3951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93677">
                <text:p>6.9367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9648">
                <text:p>7.964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76226">
                <text:p>8.762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73625">
                <text:p>9.7362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7823">
                <text:p>10.78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1397">
                <text:p>11.139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4525">
                <text:p>11.45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7875">
                <text:p>11.78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6547">
                <text:p>11.654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8274">
                <text:p>11.827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9506">
                <text:p>11.950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2674">
                <text:p>12.267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2552">
                <text:p>12.255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3347">
                <text:p>12.334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3543">
                <text:p>12.35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4208">
                <text:p>12.42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6781">
                <text:p>12.678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69">
                <text:p>12.6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524">
                <text:p>13.5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0121">
                <text:p>13.01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.9028">
                <text:p>12.90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.146">
                <text:p>13.1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.6243">
                <text:p>13.624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.7137">
                <text:p>13.71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.4297">
                <text:p>14.429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645">
                <text:p>14.64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3342">
                <text:p>14.33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.4175">
                <text:p>14.41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.0376">
                <text:p>15.037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.049">
                <text:p>15.04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.2214">
                <text:p>15.221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2503">
                <text:p>15.250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8722">
                <text:p>15.87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729">
                <text:p>15.72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2153">
                <text:p>16.21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6133">
                <text:p>15.61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9456">
                <text:p>15.94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2546">
                <text:p>16.25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4742">
                <text:p>16.474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7961">
                <text:p>15.796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5937">
                <text:p>16.59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7362">
                <text:p>16.73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3585">
                <text:p>16.358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7701">
                <text:p>16.770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5494">
                <text:p>17.549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1354">
                <text:p>17.135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.6394">
                <text:p>17.639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0678">
                <text:p>17.06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.414">
                <text:p>17.4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.5431">
                <text:p>17.54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.6483">
                <text:p>17.648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.4017">
                <text:p>17.40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.1372">
                <text:p>18.137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.9638">
                <text:p>17.96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.2135">
                <text:p>18.21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.3872">
                <text:p>19.38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.4375">
                <text:p>19.437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.4497">
                <text:p>19.44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.9474">
                <text:p>20.94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.1398">
                <text:p>20.139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.9109">
                <text:p>19.910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.4957">
                <text:p>20.49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.3702">
                <text:p>21.37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.0369">
                <text:p>22.036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.1307">
                <text:p>22.130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.2675">
                <text:p>22.267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.4146">
                <text:p>23.41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.4176">
                <text:p>21.417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.8747">
                <text:p>22.874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.1266">
                <text:p>24.12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.604">
                <text:p>23.60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.1284">
                <text:p>24.128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.2398">
                <text:p>24.239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.5595">
                <text:p>24.55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.8832">
                <text:p>25.88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.0044">
                <text:p>26.00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.0869">
                <text:p>25.086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.0711">
                <text:p>26.07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.7069">
                <text:p>26.70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.7209">
                <text:p>26.72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.0359">
                <text:p>27.03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.0874">
                <text:p>27.08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.2388">
                <text:p>28.23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.1537">
                <text:p>28.153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.361">
                <text:p>28.36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.1307">
                <text:p>27.1307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4cm" svg:height="9.006cm" xlink:href=".." xlink:type="simple" chart:class="chart:bar" chart:style-name="ch1">
        <chart:legend chart:legend-position="end" svg:x="13.486cm" svg:y="3.955cm" style:legend-expansion="high" chart:style-name="ch2"/>
        <chart:plot-area chart:style-name="ch3" table:cell-range-address="'surf2-6'.B1:'surf2-6'.C101" chart:data-source-has-labels="row" svg:x="0.32cm" svg:y="0.18cm" svg:width="12.846cm" svg:height="8.646cm">
          <chartooo:coordinate-region svg:x="1.127cm" svg:y="0.38cm" svg:width="12.039cm" svg:height="7.6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urf2-6'.B3:'surf2-6'.B101" chart:label-cell-address="'surf2-6'.B1:'surf2-6'.B2" chart:class="chart:bar">
            <chart:data-point chart:repeated="99"/>
          </chart:series>
          <chart:series chart:style-name="ch8" chart:values-cell-range-address="'surf2-6'.C3:'surf2-6'.C101" chart:label-cell-address="'surf2-6'.C1:'surf2-6'.C2" chart:class="chart:bar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</text:p>
                <text:list>
                  <text:list-item>
                    <text:p/>
                  </text:list-item>
                  <text:list-item>
                    <text:p>RMSE</text:p>
                  </text:list-item>
                </text:list>
                <draw:g>
                  <svg:desc>'surf2-6'.B1:'surf2-6'.B2</svg:desc>
                </draw:g>
              </table:table-cell>
              <table:table-cell office:value-type="string">
                <text:p>%Incorrect</text:p>
                <text:list>
                  <text:list-item>
                    <text:p/>
                  </text:list-item>
                  <text:list-item>
                    <text:p>%Incorrect</text:p>
                  </text:list-item>
                </text:list>
                <draw:g>
                  <svg:desc>'surf2-6'.C1:'surf2-6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827">
                <text:p>0.5827</text:p>
                <draw:g>
                  <svg:desc>'surf2-6'.B3:'surf2-6'.B101</svg:desc>
                </draw:g>
              </table:table-cell>
              <table:table-cell office:value-type="float" office:value="93">
                <text:p>93</text:p>
                <draw:g>
                  <svg:desc>'surf2-6'.C3:'surf2-6'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1979">
                <text:p>1.1197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698">
                <text:p>1.66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4592">
                <text:p>2.1459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3801">
                <text:p>2.5380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0725">
                <text:p>2.907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9794">
                <text:p>3.1979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9117">
                <text:p>3.5911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4731">
                <text:p>4.0473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0879">
                <text:p>4.3087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76034">
                <text:p>4.7603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31174">
                <text:p>5.3117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54632">
                <text:p>5.5463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38595">
                <text:p>6.3859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2338">
                <text:p>7.23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21754">
                <text:p>8.217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96108">
                <text:p>8.9610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65485">
                <text:p>9.6548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4592">
                <text:p>10.459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8895">
                <text:p>10.889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1891">
                <text:p>11.18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4278">
                <text:p>11.42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5294">
                <text:p>11.529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38">
                <text:p>11.5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845">
                <text:p>11.8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0502">
                <text:p>12.050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0235">
                <text:p>12.02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1725">
                <text:p>12.17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1689">
                <text:p>12.168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3156">
                <text:p>12.31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1542">
                <text:p>12.15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3208">
                <text:p>12.320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.6405">
                <text:p>12.640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.6019">
                <text:p>12.60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5759">
                <text:p>12.575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8454">
                <text:p>12.84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8904">
                <text:p>12.89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2043">
                <text:p>13.204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9545">
                <text:p>12.95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2017">
                <text:p>13.20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2731">
                <text:p>13.273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.297">
                <text:p>13.29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5607">
                <text:p>13.560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703">
                <text:p>13.70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0191">
                <text:p>14.019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9233">
                <text:p>13.92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2203">
                <text:p>14.22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4823">
                <text:p>14.48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1719">
                <text:p>14.17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696">
                <text:p>14.6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.1797">
                <text:p>14.179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8967">
                <text:p>14.89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1166">
                <text:p>15.11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2169">
                <text:p>15.21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2564">
                <text:p>15.256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7031">
                <text:p>15.70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9534">
                <text:p>15.953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3123">
                <text:p>16.31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8205">
                <text:p>15.82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3744">
                <text:p>16.37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1177">
                <text:p>16.117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.9917">
                <text:p>16.99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.9822">
                <text:p>16.98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665">
                <text:p>16.66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.1722">
                <text:p>17.17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.5898">
                <text:p>17.589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.3059">
                <text:p>17.30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.0752">
                <text:p>18.07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.6194">
                <text:p>17.619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.0681">
                <text:p>18.06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.6833">
                <text:p>17.68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.9838">
                <text:p>17.98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.079">
                <text:p>18.07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1541">
                <text:p>18.15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.0327">
                <text:p>19.03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.9927">
                <text:p>18.99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.2163">
                <text:p>19.21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8938">
                <text:p>19.89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.2279">
                <text:p>20.22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.1086">
                <text:p>20.10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.8758">
                <text:p>19.87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.4042">
                <text:p>20.40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.9368">
                <text:p>20.93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.5343">
                <text:p>21.534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.9418">
                <text:p>20.94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.5064">
                <text:p>21.50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.0927">
                <text:p>21.09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.0308">
                <text:p>22.03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.6394">
                <text:p>22.63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.5596">
                <text:p>22.55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.0024">
                <text:p>22.00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.5332">
                <text:p>22.53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.0543">
                <text:p>23.05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.5919">
                <text:p>23.59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.3136">
                <text:p>24.31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.1527">
                <text:p>24.152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.5985">
                <text:p>24.59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.3554">
                <text:p>24.35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.2687">
                <text:p>24.2687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4cm" svg:height="9.006cm" xlink:href=".." xlink:type="simple" chart:class="chart:bar" chart:style-name="ch1">
        <chart:legend chart:legend-position="end" svg:x="13.486cm" svg:y="3.955cm" style:legend-expansion="high" chart:style-name="ch2"/>
        <chart:plot-area chart:style-name="ch3" table:cell-range-address="surf6_2.B1:surf6_2.C101" chart:data-source-has-labels="row" svg:x="0.32cm" svg:y="0.18cm" svg:width="12.846cm" svg:height="8.646cm">
          <chartooo:coordinate-region svg:x="1.127cm" svg:y="0.38cm" svg:width="12.039cm" svg:height="7.6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urf6_2.B3:surf6_2.B101" chart:label-cell-address="surf6_2.B1:surf6_2.B2" chart:class="chart:bar">
            <chart:data-point chart:repeated="99"/>
          </chart:series>
          <chart:series chart:style-name="ch8" chart:values-cell-range-address="surf6_2.C3:surf6_2.C101" chart:label-cell-address="surf6_2.C1:surf6_2.C2" chart:class="chart:bar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</text:p>
                <text:list>
                  <text:list-item>
                    <text:p/>
                  </text:list-item>
                  <text:list-item>
                    <text:p>RMSE</text:p>
                  </text:list-item>
                </text:list>
                <draw:g>
                  <svg:desc>surf6_2.B1:surf6_2.B2</svg:desc>
                </draw:g>
              </table:table-cell>
              <table:table-cell office:value-type="string">
                <text:p>%Incorrect</text:p>
                <text:list>
                  <text:list-item>
                    <text:p/>
                  </text:list-item>
                  <text:list-item>
                    <text:p>%Incorrect</text:p>
                  </text:list-item>
                </text:list>
                <draw:g>
                  <svg:desc>surf6_2.C1:surf6_2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05897">
                <text:p>0.505897</text:p>
                <draw:g>
                  <svg:desc>surf6_2.B3:surf6_2.B101</svg:desc>
                </draw:g>
              </table:table-cell>
              <table:table-cell office:value-type="float" office:value="94">
                <text:p>94</text:p>
                <draw:g>
                  <svg:desc>surf6_2.C3:surf6_2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1513">
                <text:p>1.1151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3365">
                <text:p>1.7336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4181">
                <text:p>2.2418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4703">
                <text:p>2.5470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461">
                <text:p>2.846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8718">
                <text:p>3.0871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8609">
                <text:p>3.4860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93322">
                <text:p>3.9332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4908">
                <text:p>4.3490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3535">
                <text:p>4.9353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2884">
                <text:p>5.5288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16948">
                <text:p>6.1694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86943">
                <text:p>6.8694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69034">
                <text:p>7.690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35203">
                <text:p>8.3520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18948">
                <text:p>9.1894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76105">
                <text:p>9.7610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3449">
                <text:p>10.34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377">
                <text:p>10.37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6936">
                <text:p>10.69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7543">
                <text:p>10.75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0673">
                <text:p>11.067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0313">
                <text:p>11.03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1141">
                <text:p>11.11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1458">
                <text:p>11.145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3603">
                <text:p>11.360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443">
                <text:p>11.44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5234">
                <text:p>11.52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5996">
                <text:p>11.599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.9191">
                <text:p>11.919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069">
                <text:p>12.0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.0884">
                <text:p>12.088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.5041">
                <text:p>12.504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6069">
                <text:p>12.606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8682">
                <text:p>12.86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989">
                <text:p>12.98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2868">
                <text:p>13.286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5379">
                <text:p>13.537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6342">
                <text:p>13.634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063">
                <text:p>13.70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.9942">
                <text:p>13.99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0045">
                <text:p>14.00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7604">
                <text:p>14.760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4505">
                <text:p>14.45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5105">
                <text:p>14.51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8065">
                <text:p>14.80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827">
                <text:p>14.8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7178">
                <text:p>14.717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9235">
                <text:p>14.92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0849">
                <text:p>15.084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3136">
                <text:p>15.31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3658">
                <text:p>15.36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4748">
                <text:p>15.474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7204">
                <text:p>15.720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6281">
                <text:p>15.628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8539">
                <text:p>15.85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9222">
                <text:p>15.92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6378">
                <text:p>15.637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9663">
                <text:p>15.96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1525">
                <text:p>16.15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.3074">
                <text:p>16.30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.0813">
                <text:p>17.08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.3955">
                <text:p>17.39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.7626">
                <text:p>17.76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.6664">
                <text:p>17.66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.8315">
                <text:p>17.83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.451">
                <text:p>17.4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.2524">
                <text:p>18.25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.196">
                <text:p>18.1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.7806">
                <text:p>18.78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.5418">
                <text:p>17.54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.88">
                <text:p>18.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.1124">
                <text:p>19.11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.5215">
                <text:p>18.52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.6308">
                <text:p>18.63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.6735">
                <text:p>18.67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.8071">
                <text:p>18.80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.1121">
                <text:p>19.11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.871">
                <text:p>19.87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.5478">
                <text:p>19.54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.8211">
                <text:p>19.82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.3127">
                <text:p>19.31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.8345">
                <text:p>19.83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.0606">
                <text:p>20.06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.7225">
                <text:p>20.72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.6786">
                <text:p>19.67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.8764">
                <text:p>20.87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.839">
                <text:p>20.8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.1398">
                <text:p>21.13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.6455">
                <text:p>21.64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.3833">
                <text:p>22.38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.0976">
                <text:p>22.09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.9252">
                <text:p>22.92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.6067">
                <text:p>22.60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.2508">
                <text:p>22.25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.8891">
                <text:p>22.889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.4489">
                <text:p>23.44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.9838">
                <text:p>22.9838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